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6pt"/>
    </style:style>
    <style:style style:name="co2" style:family="table-column">
      <style:table-column-properties fo:break-before="auto" style:column-width="120.7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8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art list for PBR3D Mini 3D printer 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r n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-axis Belt Fix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-axis idler pulley holder 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-axis limit switch hold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-axis MGN12 stopp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-axis belt fix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-axis idler pulley hold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-axis belt cov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-axis limit switch hold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-axis MGN12 stopp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t end MGN12 moun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t end hold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-axis drag chain moun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-axis baring cover fron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-axis baring cover bac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-axis belt fixer (2 parts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-axis idler pulley hold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-axis limit switch hlod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-axis limit switch leav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truder hold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t cooling fan duc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 Printed</text:p>
          </table:table-cell>
          <table:table-cell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3T17:45:14.115000000</meta:creation-date>
    <dc:date>2022-08-13T18:07:56.657000000</dc:date>
    <meta:editing-duration>PT1M49S</meta:editing-duration>
    <meta:editing-cycles>1</meta:editing-cycles>
    <meta:document-statistic meta:table-count="1" meta:cell-count="107" meta:object-count="0"/>
    <meta:generator>LibreOffice/6.0.2.1$Windows_X86_64 LibreOffice_project/f7f06a8f319e4b62f9bc5095aa112a65d2f3ac89</meta:generator>
  </office:meta>
</office:document-meta>
</file>